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Liberation Serif1" fo:font-size="12pt" fo:language="pt" fo:country="PT" fo:font-style="italic" style:font-name-asian="Liberation Serif1" style:font-size-asian="12pt" style:font-style-asian="italic" style:font-name-complex="Liberation Serif1" style:font-size-complex="12pt" style:font-style-complex="italic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Liberation Serif1" fo:font-size="12pt" fo:language="pt" fo:country="PT" style:font-name-asian="Liberation Serif1" style:font-size-asian="12pt" style:font-name-complex="Liberation Serif1" style:font-size-complex="12pt"/>
    </style:style>
    <style:style style:name="P3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674a" officeooo:paragraph-rsid="0020674a" style:font-name-asian="Liberation Serif1" style:font-size-asian="12pt" style:font-name-complex="Liberation Serif1" style:font-size-complex="12pt"/>
    </style:style>
    <style:style style:name="P4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style:font-name-asian="Liberation Serif1" style:font-size-asian="12pt" style:font-name-complex="Liberation Serif1" style:font-size-complex="12pt"/>
    </style:style>
    <style:style style:name="P5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officeooo:paragraph-rsid="001d46bf" style:font-name-asian="Liberation Serif1" style:font-size-asian="12pt" style:font-name-complex="Liberation Serif1" style:font-size-complex="12pt"/>
    </style:style>
    <style:style style:name="P6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1d46bf" officeooo:paragraph-rsid="001d46bf" style:font-name-asian="Liberation Serif1" style:font-size-asian="12pt" style:font-name-complex="Liberation Serif1" style:font-size-complex="12pt"/>
    </style:style>
    <style:style style:name="P7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1e70c3" officeooo:paragraph-rsid="001e70c3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8c00" officeooo:paragraph-rsid="00208c00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9fcb" officeooo:paragraph-rsid="00209fcb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0674a" officeooo:paragraph-rsid="0020784d" style:font-name-asian="Liberation Serif1" style:font-size-asian="12pt" style:font-style-asian="normal" style:font-name-complex="Liberation Serif1" style:font-size-complex="12pt" style:font-style-complex="normal"/>
    </style:style>
    <style:style style:name="P11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officeooo:paragraph-rsid="0020784d"/>
    </style:style>
    <style:style style:name="P12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font-style="normal" officeooo:rsid="0020784d" officeooo:paragraph-rsid="0020784d" style:font-style-asian="normal" style:font-style-complex="normal"/>
    </style:style>
    <style:style style:name="P13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page-number="auto"/>
      <style:text-properties fo:color="#000000" style:font-name="Liberation Serif1" fo:font-size="12pt" fo:language="pt" fo:country="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P14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0784d" officeooo:paragraph-rsid="0020784d" style:font-name-asian="Liberation Serif1" style:font-size-asian="12pt" style:font-style-asian="normal" style:font-name-complex="Liberation Serif1" style:font-size-complex="12pt" style:font-style-complex="normal"/>
    </style:style>
    <style:style style:name="P15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09fcb" officeooo:paragraph-rsid="00209fcb" style:font-name-asian="Liberation Serif1" style:font-size-asian="12pt" style:font-style-asian="normal" style:font-name-complex="Liberation Serif1" style:font-size-complex="12pt" style:font-style-complex="normal"/>
    </style:style>
    <style:style style:name="P16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9fcb" officeooo:paragraph-rsid="00209fcb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2202f" officeooo:paragraph-rsid="0022202f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officeooo:paragraph-rsid="00238ab8"/>
    </style:style>
    <style:style style:name="T1" style:family="text">
      <style:text-properties officeooo:rsid="001d46bf"/>
    </style:style>
    <style:style style:name="T2" style:family="text">
      <style:text-properties officeooo:rsid="001e70c3"/>
    </style:style>
    <style:style style:name="T3" style:family="text">
      <style:text-properties officeooo:rsid="0020674a"/>
    </style:style>
    <style:style style:name="T4" style:family="text">
      <style:text-properties officeooo:rsid="0020784d"/>
    </style:style>
    <style:style style:name="T5" style:family="text">
      <style:text-properties fo:language="pt" fo:country="PT" style:font-name-asian="Liberation Serif1" style:font-size-asian="12pt" style:font-name-complex="Liberation Serif1" style:font-size-complex="12pt"/>
    </style:style>
    <style:style style:name="T6" style:family="text">
      <style:text-properties fo:language="pt" fo:country="PT" officeooo:rsid="0020784d" style:font-name-asian="Liberation Serif1" style:font-size-asian="12pt" style:font-name-complex="Liberation Serif1" style:font-size-complex="12pt"/>
    </style:style>
    <style:style style:name="T7" style:family="text">
      <style:text-properties fo:language="pt" fo:country="PT" officeooo:rsid="00208c00" style:font-name-asian="Liberation Serif1" style:font-size-asian="12pt" style:font-name-complex="Liberation Serif1" style:font-size-complex="12pt"/>
    </style:style>
    <style:style style:name="T8" style:family="text">
      <style:text-properties fo:language="pt" fo:country="PT" fo:font-style="italic" officeooo:rsid="0020784d" style:font-name-asian="Liberation Serif1" style:font-size-asian="12pt" style:font-style-asian="italic" style:font-name-complex="Liberation Serif1" style:font-size-complex="12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officeooo:rsid="00209fcb" style:font-weight-asian="bold" style:font-weight-complex="bold"/>
    </style:style>
    <style:style style:name="T11" style:family="text">
      <style:text-properties officeooo:rsid="00209fcb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16f07" style:font-style-asian="normal" style:font-style-complex="normal"/>
    </style:style>
    <style:style style:name="T14" style:family="text">
      <style:text-properties fo:font-style="normal" officeooo:rsid="0022202f" style:font-style-asian="normal" style:font-style-complex="normal"/>
    </style:style>
    <style:style style:name="T15" style:family="text">
      <style:text-properties fo:color="#000000" style:font-name="Liberation Serif1" fo:font-size="12pt" fo:language="pt" fo:country="PT" fo:font-style="normal" officeooo:rsid="0022202f" style:font-name-asian="Liberation Serif1" style:font-size-asian="12pt" style:font-style-asian="normal" style:font-name-complex="Liberation Serif1" style:font-size-complex="12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latório do Projeto 2 - Comunicações Seguras</text:p>
      <text:p text:style-name="P1">LEI - Segurança Informática e nas Organizações (SIO)</text:p>
      <text:p text:style-name="P2">Tiago Melo – 89005</text:p>
      <text:p text:style-name="P2">João Nogueira – 8926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Índice #TOD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text:span text:style-name="T1">1. </text:span>Introdução</text:p>
      <text:p text:style-name="P4"/>
      <text:p text:style-name="P4">O desenvolvimento deste projeto consiste na criação de um protocolo para estabelecer comunicações seguras entre cliente e servidor, de maneira a haver passagem de mensagens confidenciais e <text:span text:style-name="T1">í</text:span>ntegras entre os mesmos.</text:p>
      <text:p text:style-name="P4"/>
      <text:p text:style-name="P5">Iremos então abordar as principais características <text:span text:style-name="T1">deste protocolo</text:span>:</text:p>
      <text:p text:style-name="P5">Negociação dos algoritmos utilizados, </text:p>
      <text:p text:style-name="P5">Confidencialidade,</text:p>
      <text:p text:style-name="P6">Integridade,</text:p>
      <text:p text:style-name="P6">Rotação de chave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 Negociação dos algoritmos utilizados</text:p>
      <text:p text:style-name="P6">No momento de inicialização do cliente, é pedid<text:span text:style-name="T2">a</text:span> ao utilizador a escolha dos algoritmos que vão ser usados, através de uma série de perguntas <text:span text:style-name="T2">com opções restritas, em que só é necessário especificar o número da hipótese pretendida.</text:span> &lt;screenshot das perguntas aqui&gt;</text:p>
      <text:p text:style-name="P7">São pedidos o algoritmo de cifragem, dos quais foram implementados o AES-128 e o 3DES, o modo de cifragem relativo a esse algoritmo, <text:span text:style-name="T3">CBC e GCM para AES e ECB e CBC para 3DES, e finalmente o algoritmo de síntese, SHA-256 ou SHA-512.</text:span></text:p>
      <text:p text:style-name="P3">A partir destas escolhas é construída uma lista com os algoritmos selecionados, sempre considerando o uso de Diffie-Helman para a obtenção e troca de chaves <text:span text:style-name="T4">partilhadas</text:span>. (ex: DH;3DES;ECB;SHA-512).</text:p>
      <text:p text:style-name="P11"><text:span text:style-name="T6">Seguidamente são gerados os parámetros necessários para execução do algoritmo Diffie-Helman, utilizando os métodos disponíveis da biblioteca </text:span><text:span text:style-name="T8">cryptography.hazmat.</text:span></text:p>
      <text:p text:style-name="P14">No momento da primeira ligação ao server, é enviado uma mensagem (não encriptada) com os parámetros do DH, bem como a lista de algoritmos a serem utilizados.</text:p>
      <text:p text:style-name="P12"><text:span text:style-name="T5">É </text:span><text:span text:style-name="T7">uma das</text:span><text:span text:style-name="T5"> única</text:span><text:span text:style-name="T7">s</text:span><text:span text:style-name="T5"> mensage</text:span><text:span text:style-name="T7">ns</text:span><text:span text:style-name="T5"> cuja confidencialidade e integridade não são asseguradas, já que para tal acontecer precisariamos de um outro método de cifragem pré-definido.</text:span></text:p>
      <text:p text:style-name="P14">O servidor recebe a mensagem (type=ALGORITHMS), analisando primeiro a lista de algoritmos a ser utilizados no resto da sessão. Se nessa lista detetar um padrão por ele não suportado fecha a ligação.</text:p>
      <text:p text:style-name="P10"><text:span text:style-name="T5">A título de </text:span><text:span text:style-name="T4">exemplo</text:span><text:span text:style-name="T5"> </text:span><text:span text:style-name="T4">implementamos a opção do cliente escolher </text:span><text:span text:style-name="T5"><text:s text:c="2"/>ChaCha20 como algoritmo de cifragem </text:span><text:span text:style-name="T4">para que o servidor possa exibir o comportamento anteriormente descrito. &lt;n sei falar, also screenshot here&gt;</text:span></text:p>
      <text:p text:style-name="P8"><text:soft-page-break/>Após a lista ser validada, são efetuadas as restantes trocas de mensagens (não encriptadas, o que não põe em risco a segurança do sistema visto o DH ser resistente a ataques Man in the Middle) de modo a tanto o servidor como o cliente ficarem com uma private key igual para ser utilizada nos algoritmos de cifragem.</text:p>
      <text:p text:style-name="P8">Estamos agora prontos para iniciar comunicação segura entre as duas entidad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. Confidencialidade</text:p>
      <text:p text:style-name="P8">A partir deste momento, todas as mensagens enviadas seguem o seguinte formato:</text:p>
      <text:p text:style-name="P8">{</text:p>
      <text:p text:style-name="P8">type: SECURE_X</text:p>
      <text:p text:style-name="P8">payload: Mensage<text:span text:style-name="T11">m </text:span><text:span text:style-name="T10">encriptada</text:span></text:p>
      <text:p text:style-name="P8">iv: Initialization Vector para o algoritmo de cifragem</text:p>
      <text:p text:style-name="P8">hash: MAC/Síntese (discutido no capítulo 4.Integridade)</text:p>
      <text:p text:style-name="P8">}</text:p>
      <text:p text:style-name="P9">O processo acontece da seguinte forma:</text:p>
      <text:p text:style-name="P9">O cliente corre a função de encriptação (presente no módulo <text:span text:style-name="T9">encrypt_decrypt_funcs.py) </text:span><text:span text:style-name="T12">na mensagem que vai mandar, seja ela do tipo OPEN/DATA/CLOSE,etc. </text:span><text:span text:style-name="T9">, </text:span><text:span text:style-name="T12">usando o algoritmo e respetivo modo já negociados, e a key adquirida através do Diffie-Helman. Esta função devolva a mensagem encriptada e o <text:s/>initialization vector usado na encriptação da mesma, sendo estes colocados nos respetivos campos da mensagem Secure_X.</text:span></text:p>
      <text:p text:style-name="P15">Esta mensagem é consequentemente enviada ao servidor.</text:p>
      <text:p text:style-name="P15">Do lado do servidor, é desincriptada a payload da mensagem Secure_X, usando para tal o par algoritmo-modo estabelecidos, o IV presente na mensagem recebida, e a key proveniente do DH.</text:p>
      <text:p text:style-name="P15">É desta maneira estabelecida a confidencialidade total de todas as mensagens trocadas ao longo da sessão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4. Integridade</text:p>
      <text:p text:style-name="P9"><text:span text:style-name="T12">Todas as mensagens do tipo Secure_X </text:span><text:span text:style-name="T13">têm como campo ‘</text:span><text:span text:style-name="T14">hash’, <text:s/>de forma a garantir a integridade das mensagens que são enviadas.</text:span></text:p>
      <text:p text:style-name="P17"><text:span text:style-name="T12">Esta hash é calculada da seguinte forma:</text:span></text:p>
      <text:p text:style-name="P17"><text:span text:style-name="T12">Aplicamos o algoritmo já estabelecido (SHA-256/SHA-512) à concatenação da mensagem que queremos enviar (não encriptada) com a chave gerada no algoritmo DH. Esta concatenação simula uma boa aproximação de um MAC (Message Authentication Code) visto que mesmo que um atacante obtenha a síntese, nada irá conseguir através dela visto que a mesma foi gerada não só com o conteúdo da mensagem enviada, mas também com um segredo partilhado (private key).</text:span></text:p>
      <text:p text:style-name="P17"><text:span text:style-name="T12">Do lado do servidor, depois de desencriptada a mensagem, é calculada a síntese da mesma (com a private key) e comparada ao parâmetro obtido através da mensagem Secure_X.</text:span></text:p>
      <text:p text:style-name="P17"><text:span text:style-name="T12">Obtemos assim certeza da integridade do contéudo das mensagens passadas entre as duas entidades.</text:span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8"><text:soft-page-break/><text:span text:style-name="T15">5. Rotação de chaves</text:span></text:p>
      <text:p text:style-name="P18"><text:span text:style-name="T15">De modo a garantir que o processo é ainda mais seguro, caso um atacante de alguma forma consiga acesso à private_key das entidades, a cada &lt;x&gt; secure messsages é executado novamente o processo de criação e partilha de chaves através do algoritmo DH. É de notar que é também utilizado neste processo a varíavel já disponibilizada de estado (STATE) para garantirmos que as chaves privadas já foram geradas antes de tentarmos encriptar qualquer outra mensagem (comunicação assíncrona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1T23:38:28.308769348</dc:date>
    <meta:editing-duration>PT25M37S</meta:editing-duration>
    <meta:editing-cycles>5</meta:editing-cycles>
    <meta:document-statistic meta:table-count="0" meta:image-count="0" meta:object-count="0" meta:page-count="8" meta:paragraph-count="44" meta:word-count="770" meta:character-count="4980" meta:non-whitespace-character-count="4247"/>
  </office:meta>
</office:document-meta>
</file>